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01cm" fo:min-width="0cm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0.897cm"/>
    </style:style>
    <style:style style:name="gr3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1.274cm" fo:min-width="0cm"/>
    </style:style>
    <style:style style:name="gr4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77cm" fo:min-width="0cm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0.897cm"/>
    </style:style>
    <style:style style:name="gr6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274cm" fo:min-width="0cm"/>
    </style:style>
    <style:style style:name="gr7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14cm" fo:min-width="0cm"/>
    </style:style>
    <style:style style:name="gr8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15cm" fo:min-width="0cm"/>
    </style:style>
    <style:style style:name="gr9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419cm" fo:min-width="0cm"/>
    </style:style>
    <style:style style:name="gr10" style:family="graphic" style:parent-style-name="standard">
      <style:graphic-properties draw:stroke="none" svg:stroke-color="#000000" draw:fill="solid" draw:fill-color="#66ccff" draw:textarea-horizontal-align="left" draw:auto-grow-height="true" draw:auto-grow-width="false" fo:min-height="1.274cm" fo:min-width="0cm"/>
    </style:style>
    <style:style style:name="gr11" style:family="graphic" style:parent-style-name="objectwithoutfill">
      <style:graphic-properties svg:stroke-width="0.051cm" svg:stroke-color="#ff9900" draw:marker-start-width="0.276cm" draw:marker-end-width="0.276cm" draw:fill="none" draw:fill-color="#ff99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11111"/>
      <style:paragraph-properties fo:text-align="center"/>
      <style:text-properties fo:color="#fffff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cc00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="solid" draw:fill-color="#66ccff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="none" draw:fill-color="#ff9900"/>
      <style:paragraph-properties fo:text-align="center"/>
    </style:style>
    <style:style style:name="T1" style:family="text">
      <style:text-properties fo:color="#ff9900" fo:font-size="10pt" style:font-size-asian="10pt" style:font-size-complex="10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ffff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111111" fo:font-size="16pt" style:font-size-asian="16pt" style:font-size-complex="16pt"/>
    </style:style>
    <style:style style:name="T6" style:family="text">
      <style:text-properties fo:color="#ffffff" style:font-name="Liberation Sans3" fo:font-size="15pt" fo:font-weight="bold" style:font-name-asian="Liberation Sans3" style:font-size-asian="15pt" style:font-weight-asian="bold" style:font-name-complex="Liberation Sans3" style:font-size-complex="15pt" style:font-weight-complex="bold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color="#ff9900" style:font-name="Liberation Sans3" fo:font-size="10pt" style:font-name-asian="Liberation Sans3" style:font-size-asian="10pt" style:font-name-complex="Liberation Sans3" style:font-size-complex="10pt"/>
    </style:style>
    <style:style style:name="T9" style:family="text">
      <style:text-properties fo:color="#ffffff" style:font-name="Liberation Sans3" fo:font-size="13pt" style:font-name-asian="Liberation Sans3" style:font-size-asian="13pt" style:font-name-complex="Liberation Sans3" style:font-size-complex="13pt"/>
    </style:style>
    <style:style style:name="T10" style:family="text">
      <style:text-properties fo:color="#00ffff" style:text-position="super 58%" fo:font-size="10pt" style:font-size-asian="10pt" style:font-size-complex="10pt"/>
    </style:style>
    <style:style style:name="T11" style:family="text">
      <style:text-properties fo:color="#ff9900" style:font-name="Liberation Sans3" fo:font-size="12pt" style:font-name-asian="Liberation Sans3" style:font-size-asian="12pt" style:font-name-complex="Liberation Sans3" style:font-size-complex="12pt"/>
    </style:style>
    <style:style style:name="T12" style:family="text">
      <style:text-properties fo:color="#00ffff" style:font-name="Liberation Sans3" fo:font-size="11pt" style:font-name-asian="Liberation Sans3" style:font-size-asian="11pt" style:font-name-complex="Liberation Sans3" style:font-size-complex="11pt"/>
    </style:style>
    <style:style style:name="T13" style:family="text">
      <style:text-properties fo:color="#00ffff" style:font-name="Liberation Sans3" fo:font-size="10pt" style:font-name-asian="Liberation Sans3" style:font-size-asian="10pt" style:font-name-complex="Liberation Sans3" style:font-size-complex="10pt"/>
    </style:style>
    <style:style style:name="T14" style:family="text">
      <style:text-properties fo:color="#00ffff" fo:font-size="9pt" style:font-size-asian="9pt" style:font-size-complex="9pt"/>
    </style:style>
    <style:style style:name="T15" style:family="text">
      <style:text-properties fo:color="#ff9900" style:font-name="Liberation Sans" fo:font-size="10pt" style:font-name-asian="Liberation Sans3" style:font-size-asian="10pt" style:font-name-complex="Liberation Sans3" style:font-size-complex="10pt"/>
    </style:style>
    <style:style style:name="T16" style:family="text">
      <style:text-properties fo:color="#ff9900" style:text-position="super 58%" fo:font-size="10pt" style:font-size-asian="10pt" style:font-size-complex="10pt"/>
    </style:style>
    <style:style style:name="T17" style:family="text">
      <style:text-properties fo:color="#ff9900" style:font-name="Liberation Sans3" fo:font-size="11pt" style:font-name-asian="Liberation Sans3" style:font-size-asian="11pt" style:font-name-complex="Liberation Sans3" style:font-size-complex="11pt"/>
    </style:style>
    <style:style style:name="T18" style:family="text">
      <style:text-properties fo:color="#ff99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551cm" svg:x="1.381cm" svg:y="1.254cm">
          <draw:text-box>
            <text:p text:style-name="P1"><text:span text:style-name="T1">FIX</text:span></text:p>
            <text:p text:style-name="P1"><text:span text:style-name="T2">SST</text:span></text:p>
            <text:p text:style-name="P1"><text:span text:style-name="T3"/></text:p>
          </draw:text-box>
        </draw:frame>
        <draw:custom-shape draw:style-name="gr2" draw:text-style-name="P3" draw:layer="layout" svg:width="1.397cm" svg:height="1.27cm" svg:x="1.381cm" svg:y="1.38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3.54cm" svg:y="1.254cm">
          <draw:text-box>
            <text:p text:style-name="P1"><text:span text:style-name="T1">SCI</text:span></text:p>
            <text:p text:style-name="P1"><text:span text:style-name="T2">BST</text:span></text:p>
            <text:p text:style-name="P1"><text:span text:style-name="T3"/></text:p>
          </draw:text-box>
        </draw:frame>
        <draw:custom-shape draw:style-name="gr2" draw:text-style-name="P3" draw:layer="layout" svg:width="1.397cm" svg:height="1.27cm" svg:x="3.54cm" svg:y="1.38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524cm" svg:height="1.551cm" svg:x="5.506cm" svg:y="1.244cm">
          <draw:text-box>
            <text:p text:style-name="P1"><text:span text:style-name="T1">ENG</text:span></text:p>
            <text:p text:style-name="P1"><text:span text:style-name="T2">GTO</text:span></text:p>
            <text:p text:style-name="P1"><text:span text:style-name="T3"/></text:p>
          </draw:text-box>
        </draw:frame>
        <draw:custom-shape draw:style-name="gr2" draw:text-style-name="P3" draw:layer="layout" svg:width="1.397cm" svg:height="1.27cm" svg:x="5.572cm" svg:y="1.3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97cm" svg:height="1.524cm" svg:x="7.731cm" svg:y="1.255cm">
          <draw:text-box>
            <text:p text:style-name="P1"><text:span text:style-name="T4"/></text:p>
            <text:p text:style-name="P1"><text:span text:style-name="T2"><text:s text:c="3"/></text:span><text:span text:style-name="T5">f</text:span></text:p>
          </draw:text-box>
        </draw:frame>
        <draw:custom-shape draw:style-name="gr2" draw:text-style-name="P3" draw:layer="layout" svg:width="1.397cm" svg:height="1.27cm" svg:x="7.731cm" svg:y="1.38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1.38cm" svg:y="3.765cm">
          <draw:text-box>
            <text:p text:style-name="P1"><text:span text:style-name="T1">X</text:span></text:p>
            <text:p text:style-name="P1"><text:span text:style-name="T2">X/Y</text:span></text:p>
            <text:p text:style-name="P1"><text:span text:style-name="T3">%</text:span></text:p>
          </draw:text-box>
        </draw:frame>
        <draw:custom-shape draw:style-name="gr2" draw:text-style-name="P3" draw:layer="layout" svg:width="1.397cm" svg:height="1.27cm" svg:x="1.38cm" svg:y="3.89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24cm" svg:height="1.627cm" svg:x="3.225cm" svg:y="3.689cm">
          <draw:text-box>
            <text:p text:style-name="P1"><text:span text:style-name="T1">s</text:span></text:p>
            <text:p text:style-name="P1"><text:span text:style-name="T2">R</text:span><text:span text:style-name="T6">↓</text:span></text:p>
            <text:p text:style-name="P1"><text:span text:style-name="T3">1/x</text:span></text:p>
          </draw:text-box>
        </draw:frame>
        <draw:custom-shape draw:style-name="gr5" draw:text-style-name="P3" draw:layer="layout" svg:width="1.397cm" svg:height="1.27cm" svg:x="3.239cm" svg:y="3.89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97cm" svg:height="1.524cm" svg:x="5.571cm" svg:y="3.766cm">
          <draw:text-box>
            <text:p text:style-name="P1"><text:span text:style-name="T1"/></text:p>
            <text:p text:style-name="P1"><text:span text:style-name="T7">STO</text:span></text:p>
            <text:p text:style-name="P1"><text:span text:style-name="T3"/></text:p>
          </draw:text-box>
        </draw:frame>
        <draw:custom-shape draw:style-name="gr2" draw:text-style-name="P3" draw:layer="layout" svg:width="1.397cm" svg:height="1.27cm" svg:x="5.571cm" svg:y="3.89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97cm" svg:height="1.524cm" svg:x="7.73cm" svg:y="3.766cm">
          <draw:text-box>
            <text:p text:style-name="P1"><text:span text:style-name="T1"/></text:p>
            <text:p text:style-name="P1"><text:span text:style-name="T7">RCL</text:span></text:p>
            <text:p text:style-name="P1"><text:span text:style-name="T3"/></text:p>
          </draw:text-box>
        </draw:frame>
        <draw:custom-shape draw:style-name="gr2" draw:text-style-name="P3" draw:layer="layout" svg:width="1.397cm" svg:height="1.27cm" svg:x="7.73cm" svg:y="3.893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9.889cm" svg:y="3.867cm">
          <draw:text-box>
            <text:p text:style-name="P1"><text:span text:style-name="T8">Σ</text:span><text:span text:style-name="T1">-</text:span></text:p>
            <text:p text:style-name="P1"><text:span text:style-name="T9">Σ</text:span><text:span text:style-name="T2">+</text:span></text:p>
            <text:p text:style-name="P1"><text:span text:style-name="T3"/></text:p>
          </draw:text-box>
        </draw:frame>
        <draw:custom-shape draw:style-name="gr2" draw:text-style-name="P3" draw:layer="layout" svg:width="1.397cm" svg:height="1.27cm" svg:x="9.889cm" svg:y="3.89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97cm" svg:height="1.524cm" svg:x="9.89cm" svg:y="9.128cm">
          <draw:text-box>
            <text:p text:style-name="P1"><text:span text:style-name="T1">PFX</text:span></text:p>
            <text:p text:style-name="P1"><text:span text:style-name="T7">ENT</text:span></text:p>
            <text:p text:style-name="P1"><text:span text:style-name="T3"/></text:p>
          </draw:text-box>
        </draw:frame>
        <draw:custom-shape draw:style-name="gr2" draw:text-style-name="P3" draw:layer="layout" svg:width="1.397cm" svg:height="1.27cm" svg:x="9.89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97cm" svg:height="1.524cm" svg:x="5.572cm" svg:y="6.433cm">
          <draw:text-box>
            <text:p text:style-name="P1"><text:span text:style-name="T1">PGM</text:span></text:p>
            <text:p text:style-name="P1"><text:span text:style-name="T7">CHS</text:span></text:p>
            <text:p text:style-name="P1"><text:span text:style-name="T3">DEG</text:span></text:p>
          </draw:text-box>
        </draw:frame>
        <draw:custom-shape draw:style-name="gr2" draw:text-style-name="P3" draw:layer="layout" svg:width="1.397cm" svg:height="1.27cm" svg:x="5.572cm" svg:y="6.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97cm" svg:height="1.524cm" svg:x="7.731cm" svg:y="6.433cm">
          <draw:text-box>
            <text:p text:style-name="P1"><text:span text:style-name="T1">REG</text:span></text:p>
            <text:p text:style-name="P1"><text:span text:style-name="T7">EEX</text:span></text:p>
            <text:p text:style-name="P1"><text:span text:style-name="T3">RAD</text:span></text:p>
          </draw:text-box>
        </draw:frame>
        <draw:custom-shape draw:style-name="gr2" draw:text-style-name="P3" draw:layer="layout" svg:width="1.397cm" svg:height="1.27cm" svg:x="7.731cm" svg:y="6.5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9.89cm" svg:y="6.434cm">
          <draw:text-box>
            <text:p text:style-name="P1"><text:span text:style-name="T1">STK</text:span></text:p>
            <text:p text:style-name="P1"><text:span text:style-name="T2">CLX</text:span></text:p>
            <text:p text:style-name="P1"><text:span text:style-name="T3">GRD</text:span></text:p>
          </draw:text-box>
        </draw:frame>
        <draw:custom-shape draw:style-name="gr2" draw:text-style-name="P3" draw:layer="layout" svg:width="1.397cm" svg:height="1.27cm" svg:x="9.89cm" svg:y="6.56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1.38cm" svg:y="9.129cm">
          <draw:text-box>
            <text:p text:style-name="P1"><text:span text:style-name="T1">X&lt;Y</text:span></text:p>
            <text:p text:style-name="P1"><text:span text:style-name="T9">−</text:span></text:p>
            <text:p text:style-name="P1"><text:span text:style-name="T3">X&lt;0</text:span></text:p>
          </draw:text-box>
        </draw:frame>
        <draw:custom-shape draw:style-name="gr2" draw:text-style-name="P3" draw:layer="layout" svg:width="1.397cm" svg:height="1.27cm" svg:x="1.38cm" svg:y="9.25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397cm" svg:height="1.565cm" svg:x="3.539cm" svg:y="9.129cm">
          <draw:text-box>
            <text:p text:style-name="P1"><text:span text:style-name="T1"><text:s text:c="3"/></text:span><text:span text:style-name="T1">ln</text:span></text:p>
            <text:p text:style-name="P1"><text:span text:style-name="T2"><text:s text:c="2"/></text:span><text:span text:style-name="T2">7</text:span></text:p>
            <text:p text:style-name="P1"><text:span text:style-name="T3"><text:s text:c="3"/></text:span><text:span text:style-name="T3">e</text:span><text:span text:style-name="T10">X</text:span></text:p>
          </draw:text-box>
        </draw:frame>
        <draw:custom-shape draw:style-name="gr2" draw:text-style-name="P3" draw:layer="layout" svg:width="1.397cm" svg:height="1.27cm" svg:x="3.539cm" svg:y="9.25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397cm" svg:height="1.565cm" svg:x="5.571cm" svg:y="9.13cm">
          <draw:text-box>
            <text:p text:style-name="P1"><text:span text:style-name="T1">log</text:span></text:p>
            <text:p text:style-name="P1"><text:span text:style-name="T2">8</text:span></text:p>
            <text:p text:style-name="P1"><text:span text:style-name="T3">10</text:span><text:span text:style-name="T10">X</text:span></text:p>
          </draw:text-box>
        </draw:frame>
        <draw:custom-shape draw:style-name="gr2" draw:text-style-name="P3" draw:layer="layout" svg:width="1.397cm" svg:height="1.27cm" svg:x="5.571cm" svg:y="9.25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397cm" svg:height="1.669cm" svg:x="7.73cm" svg:y="9.03cm">
          <draw:text-box>
            <text:p text:style-name="P1"><text:span text:style-name="T11">→</text:span><text:span text:style-name="T1">R</text:span></text:p>
            <text:p text:style-name="P1"><text:span text:style-name="T2">9</text:span></text:p>
            <text:p text:style-name="P1"><text:span text:style-name="T12">→</text:span><text:span text:style-name="T3">P</text:span></text:p>
          </draw:text-box>
        </draw:frame>
        <draw:custom-shape draw:style-name="gr2" draw:text-style-name="P3" draw:layer="layout" svg:width="1.397cm" svg:height="1.27cm" svg:x="7.73cm" svg:y="9.25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1.379cm" svg:y="11.64cm">
          <draw:text-box>
            <text:p text:style-name="P1"><text:span text:style-name="T1"><text:s/></text:span><text:span text:style-name="T1">X</text:span><text:span text:style-name="T8">≥</text:span><text:span text:style-name="T1">Y</text:span></text:p>
            <text:p text:style-name="P1"><text:span text:style-name="T2">+</text:span></text:p>
            <text:p text:style-name="P1"><text:span text:style-name="T3">X</text:span><text:span text:style-name="T13">≥</text:span><text:span text:style-name="T3">0</text:span></text:p>
          </draw:text-box>
        </draw:frame>
        <draw:custom-shape draw:style-name="gr2" draw:text-style-name="P3" draw:layer="layout" svg:width="1.397cm" svg:height="1.27cm" svg:x="1.379cm" svg:y="11.76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397cm" svg:height="1.565cm" svg:x="3.538cm" svg:y="11.64cm">
          <draw:text-box>
            <text:p text:style-name="P1"><text:span text:style-name="T1"><text:s/></text:span><text:span text:style-name="T1">sin</text:span></text:p>
            <text:p text:style-name="P1"><text:span text:style-name="T2">4</text:span></text:p>
            <text:p text:style-name="P1"><text:span text:style-name="T3"><text:s/></text:span><text:span text:style-name="T3">sin</text:span><text:span text:style-name="T10">-1</text:span></text:p>
          </draw:text-box>
        </draw:frame>
        <draw:custom-shape draw:style-name="gr2" draw:text-style-name="P3" draw:layer="layout" svg:width="1.397cm" svg:height="1.27cm" svg:x="3.538cm" svg:y="11.76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397cm" svg:height="1.565cm" svg:x="5.57cm" svg:y="11.641cm">
          <draw:text-box>
            <text:p text:style-name="P1"><text:span text:style-name="T1">cos</text:span></text:p>
            <text:p text:style-name="P1"><text:span text:style-name="T2">5</text:span></text:p>
            <text:p text:style-name="P1"><text:span text:style-name="T3"><text:s/></text:span><text:span text:style-name="T3">cos</text:span><text:span text:style-name="T10">-1</text:span></text:p>
          </draw:text-box>
        </draw:frame>
        <draw:custom-shape draw:style-name="gr2" draw:text-style-name="P3" draw:layer="layout" svg:width="1.397cm" svg:height="1.27cm" svg:x="5.57cm" svg:y="11.76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397cm" svg:height="1.565cm" svg:x="7.729cm" svg:y="11.641cm">
          <draw:text-box>
            <text:p text:style-name="P1"><text:span text:style-name="T1">tan</text:span></text:p>
            <text:p text:style-name="P1"><text:span text:style-name="T2">6</text:span></text:p>
            <text:p text:style-name="P1"><text:span text:style-name="T3">tan</text:span><text:span text:style-name="T10">-1</text:span></text:p>
          </draw:text-box>
        </draw:frame>
        <draw:custom-shape draw:style-name="gr2" draw:text-style-name="P3" draw:layer="layout" svg:width="1.397cm" svg:height="1.27cm" svg:x="7.729cm" svg:y="11.76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1.38cm" svg:y="14.307cm">
          <draw:text-box>
            <text:p text:style-name="P1"><text:span text:style-name="T1"><text:s/></text:span><text:span text:style-name="T1">X</text:span><text:span text:style-name="T8">≠</text:span><text:span text:style-name="T1">Y</text:span></text:p>
            <text:p text:style-name="P1"><text:span text:style-name="T2">X</text:span></text:p>
            <text:p text:style-name="P1"><text:span text:style-name="T3"><text:s/></text:span><text:span text:style-name="T3">X</text:span><text:span text:style-name="T13">≠</text:span><text:span text:style-name="T3">0</text:span></text:p>
          </draw:text-box>
        </draw:frame>
        <draw:custom-shape draw:style-name="gr2" draw:text-style-name="P3" draw:layer="layout" svg:width="1.397cm" svg:height="1.27cm" svg:x="1.38cm" svg:y="14.43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97cm" svg:height="1.524cm" svg:x="3.539cm" svg:y="14.307cm">
          <draw:text-box>
            <text:p text:style-name="P1"><text:span text:style-name="T1">INT</text:span></text:p>
            <text:p text:style-name="P1"><text:span text:style-name="T2">1</text:span></text:p>
            <text:p text:style-name="P1"><text:span text:style-name="T14">FRAC</text:span></text:p>
          </draw:text-box>
        </draw:frame>
        <draw:custom-shape draw:style-name="gr2" draw:text-style-name="P3" draw:layer="layout" svg:width="1.397cm" svg:height="1.27cm" svg:x="3.539cm" svg:y="14.43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397cm" svg:height="1.565cm" svg:x="5.571cm" svg:y="14.308cm">
          <draw:text-box>
            <text:p text:style-name="P1"><text:span text:style-name="T8"><text:s text:c="2"/>√</text:span><text:span text:style-name="T15">X</text:span></text:p>
            <text:p text:style-name="P1"><text:span text:style-name="T2"><text:s/></text:span><text:span text:style-name="T2">2</text:span></text:p>
            <text:p text:style-name="P1"><text:span text:style-name="T3"><text:s/></text:span><text:span text:style-name="T3">X</text:span><text:span text:style-name="T10">2</text:span></text:p>
          </draw:text-box>
        </draw:frame>
        <draw:custom-shape draw:style-name="gr2" draw:text-style-name="P3" draw:layer="layout" svg:width="1.397cm" svg:height="1.27cm" svg:x="5.571cm" svg:y="14.43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397cm" svg:height="1.565cm" svg:x="7.73cm" svg:y="14.308cm">
          <draw:text-box>
            <text:p text:style-name="P1"><text:span text:style-name="T1">y</text:span><text:span text:style-name="T16">X</text:span></text:p>
            <text:p text:style-name="P1"><text:span text:style-name="T2">3</text:span></text:p>
            <text:p text:style-name="P1"><text:span text:style-name="T3"><text:s/></text:span><text:span text:style-name="T3">ABS</text:span></text:p>
          </draw:text-box>
        </draw:frame>
        <draw:custom-shape draw:style-name="gr2" draw:text-style-name="P3" draw:layer="layout" svg:width="1.397cm" svg:height="1.27cm" svg:x="7.73cm" svg:y="14.4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1.38cm" svg:y="17.129cm">
          <draw:text-box>
            <text:p text:style-name="P1"><text:span text:style-name="T1"><text:s/></text:span><text:span text:style-name="T1">X=Y</text:span></text:p>
            <text:p text:style-name="P1"><text:span text:style-name="T2">/</text:span></text:p>
            <text:p text:style-name="P1"><text:span text:style-name="T3">X=0</text:span></text:p>
          </draw:text-box>
        </draw:frame>
        <draw:custom-shape draw:style-name="gr2" draw:text-style-name="P3" draw:layer="layout" svg:width="1.397cm" svg:height="1.27cm" svg:x="1.38cm" svg:y="17.25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05cm" svg:height="1.627cm" svg:x="3.286cm" svg:y="17.063cm">
          <draw:text-box>
            <text:p text:style-name="P1"><text:span text:style-name="T17">→</text:span><text:span text:style-name="T18">H.MS</text:span></text:p>
            <text:p text:style-name="P1"><text:span text:style-name="T2">0</text:span></text:p>
            <text:p text:style-name="P1"><text:span text:style-name="T12">→</text:span><text:span text:style-name="T3">H</text:span></text:p>
          </draw:text-box>
        </draw:frame>
        <draw:custom-shape draw:style-name="gr2" draw:text-style-name="P3" draw:layer="layout" svg:width="1.397cm" svg:height="1.27cm" svg:x="3.539cm" svg:y="17.25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5.571cm" svg:y="17.13cm">
          <draw:text-box>
            <text:p text:style-name="P1"><text:span text:style-name="T1">lastX</text:span></text:p>
            <text:p text:style-name="P1"><text:span text:style-name="T9">•</text:span></text:p>
            <text:p text:style-name="P1"><text:span text:style-name="T13">π</text:span></text:p>
          </draw:text-box>
        </draw:frame>
        <draw:custom-shape draw:style-name="gr2" draw:text-style-name="P3" draw:layer="layout" svg:width="1.397cm" svg:height="1.27cm" svg:x="5.571cm" svg:y="17.25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97cm" svg:height="1.551cm" svg:x="7.73cm" svg:y="17.13cm">
          <draw:text-box>
            <text:p text:style-name="P1"><text:span text:style-name="T1">PSE</text:span></text:p>
            <text:p text:style-name="P1"><text:span text:style-name="T2">R/S</text:span></text:p>
            <text:p text:style-name="P1"><text:span text:style-name="T3">NOP</text:span></text:p>
          </draw:text-box>
        </draw:frame>
        <draw:custom-shape draw:style-name="gr2" draw:text-style-name="P3" draw:layer="layout" svg:width="1.397cm" svg:height="1.27cm" svg:x="7.73cm" svg:y="17.257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397cm" svg:height="1.524cm" svg:x="9.89cm" svg:y="1.255cm">
          <draw:text-box>
            <text:p text:style-name="P1"><text:span text:style-name="T4"/></text:p>
            <text:p text:style-name="P1"><text:span text:style-name="T2"><text:s text:c="2"/></text:span><text:span text:style-name="T5">g</text:span></text:p>
          </draw:text-box>
        </draw:frame>
        <draw:custom-shape draw:style-name="gr2" draw:text-style-name="P3" draw:layer="layout" svg:width="1.397cm" svg:height="1.27cm" svg:x="9.89cm" svg:y="1.382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762cm" svg:y1="3.899cm" svg:x2="2.27cm" svg:y2="3.899cm">
          <text:p/>
        </draw:line>
        <draw:line draw:style-name="gr11" draw:text-style-name="P6" draw:layer="layout" svg:x1="6.196cm" svg:y1="14.462cm" svg:x2="6.45cm" svg:y2="14.462cm">
          <text:p/>
        </draw:line>
        <draw:frame draw:style-name="gr6" draw:text-style-name="P2" draw:layer="layout" svg:width="2.794cm" svg:height="1.524cm" svg:x="1.762cm" svg:y="6.461cm">
          <draw:text-box>
            <text:p text:style-name="P1"><text:span text:style-name="T1"><text:s text:c="2"/></text:span><text:span text:style-name="T1">PREFIX</text:span></text:p>
            <text:p text:style-name="P1"><text:span text:style-name="T7"><text:s text:c="3"/></text:span><text:span text:style-name="T7">ENTER ^</text:span></text:p>
            <text:p text:style-name="P1"><text:span text:style-name="T3"/></text:p>
          </draw:text-box>
        </draw:frame>
        <draw:custom-shape draw:style-name="gr12" draw:text-style-name="P3" draw:layer="layout" svg:width="2.794cm" svg:height="1.27cm" svg:x="1.762cm" svg:y="6.58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15:11:14.996287090</meta:creation-date>
    <dc:date>2020-04-16T14:17:22.525040604</dc:date>
    <meta:editing-duration>PT37M54S</meta:editing-duration>
    <meta:editing-cycles>7</meta:editing-cycles>
    <meta:generator>LibreOffice/5.1.6.2$Linux_X86_64 LibreOffice_project/10m0$Build-2</meta:generator>
    <meta:print-date>2020-03-22T15:57:58.513238817</meta:print-date>
    <meta:document-statistic meta:object-count="64"/>
  </office:meta>
</office:document-meta>
</file>